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Vulnerability Scanning and Analysis Tools</text:p>
          </text:list-item>
          <text:list-item>
            <text:p text:style-name="tech-skill">Network Intrusion Detection</text:p>
          </text:list-item>
          <text:list-item>
            <text:p text:style-name="tech-skill">GNU/Linux Administration</text:p>
          </text:list-item>
          <text:list-item>
            <text:p text:style-name="tech-skill">Python Scripting; Automation</text:p>
          </text:list-item>
          <text:list-item>
            <text:p text:style-name="tech-skill">Public Key Infrastructures</text:p>
          </text:list-item>
          <text:list-item>
            <text:p text:style-name="tech-skill">TCP/IP Networking</text:p>
          </text:list-item>
          <text:list-item>
            <text:p text:style-name="tech-skill">Git; GitHub</text:p>
          </text:list-item>
          <text:list-item>
            <text:p text:style-name="tech-skill">Bash; PowerShell</text:p>
          </text:list-item>
          <text:list-item>
            <text:p text:style-name="tech-skill">Node.js</text:p>
          </text:list-item>
          <text:list-item>
            <text:p text:style-name="tech-skill">MongoDB</text:p>
          </text:list-item>
          <text:list-item>
            <text:p text:style-name="tech-skill">HTML5/CSS3</text:p>
          </text:list-item>
          <text:list-item>
            <text:p text:style-name="tech-skill">Docker Compos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fault-tolerant Node.js-based back-end systems, ensuring secure API interactions</text:p>
              </text:list-item>
              <text:list-item>
                <text:p text:style-name="proj-desc">Conducted reverse-engineering research using legacy ActionScript, showcasing skills in complex debugging</text:p>
              </text:list-item>
              <text:list-item>
                <text:p text:style-name="proj-desc">Collaborated with stakeholders to streamline large-scale system workflows and mitigate failure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Identified, tested, and coordinated the release of a high-priority security patch for an API vulnerability</text:p>
              </text:list-item>
              <text:list-item>
                <text:p text:style-name="proj-desc">Used NIST methodology to document vulnerabilities, enabling secure cloud communication</text:p>
              </text:list-item>
              <text:list-item>
                <text:p text:style-name="proj-desc">Collaborated with the security engineering team at YuJa to ensure breach mitigation policies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a Python-based secure client-server architecture for transport across local and wide-area networks</text:p>
              </text:list-item>
              <text:list-item>
                <text:p text:style-name="proj-desc">Audited system vulnerabilities and implemented processes to comply with standard web security practices</text:p>
              </text:list-item>
              <text:list-item>
                <text:p text:style-name="proj-desc">Conducted periodic security incident assessments and tested threat prevention simulations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Implemented fixes to yt-dlp’s Python interface to manage and mitigate asset loss</text:p>
              </text:list-item>
              <text:list-item>
                <text:p text:style-name="proj-desc">Addressed challenges in multi-host data routing performance vulnerabilities</text:p>
              </text:list-item>
              <text:list-item>
                <text:p text:style-name="proj-desc">Redesigned key areas of the codebase to manage workloads more securely and efficiently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signed a high-availability architecture using PHP and MySQL, enabling over 200 developers to securely transfer data</text:p>
              </text:list-item>
              <text:list-item>
                <text:p text:style-name="proj-desc">Proactively monitored security breaches and implemented data usage reporting</text:p>
              </text:list-item>
              <text:list-item>
                <text:p text:style-name="proj-desc">Installed logging practices and conducted cybersecurity monitoring processes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1-03 16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